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Comma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3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Excel_32_Built-in_32_Comma" style:data-style-name="N38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Comma" style:data-style-name="N38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2" style:family="table-cell" style:parent-style-name="Comma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7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64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41">
      <style:table-cell-properties fo:border="thin solid #000000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Excel_32_Built-in_32_Comma" style:data-style-name="N42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8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79" style:family="table-cell" style:parent-style-name="Default" style:data-style-name="N0">
      <style:text-properties fo:font-style="italic" style:font-style-asian="italic" style:font-style-complex="italic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tyle="italic" style:font-style-asian="italic" style:font-style-complex="italic"/>
    </style:style>
    <style:style style:name="ce81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82" style:family="table-cell" style:parent-style-name="Default" style:data-style-name="N3"/>
    <style:style style:name="ce83" style:family="table-cell" style:parent-style-name="Millares" style:data-style-name="N47">
      <style:table-cell-properties fo:border-top="none" fo:border-bottom="thin solid #000000" fo:border-left="thin solid #000000" fo:border-right="thin solid #000000"/>
      <style:text-properties fo:color="#000000" style:font-name="Liberation Sans1" style:font-name-asian="Liberation Sans1" style:font-name-complex="Liberation Sans1" fo:font-style="italic" style:font-style-asian="italic" style:font-style-complex="italic"/>
    </style:style>
    <style:style style:name="ce84" style:family="table-cell" style:parent-style-name="Millares" style:data-style-name="N47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Liberation Sans1" style:font-name-asian="Liberation Sans1" style:font-name-complex="Liberation Sans1" fo:font-style="italic" style:font-style-asian="italic" style:font-style-complex="italic"/>
    </style:style>
    <style:style style:name="ce85" style:family="table-cell" style:parent-style-name="Millares" style:data-style-name="N47">
      <style:table-cell-properties fo:border-top="none" fo:border-bottom="none" fo:border-left="thin solid #000000" fo:border-right="thin solid #000000"/>
      <style:text-properties fo:color="#000000" style:font-name="Liberation Sans1" style:font-name-asian="Liberation Sans1" style:font-name-complex="Liberation Sans1"/>
    </style:style>
    <style:style style:name="ce86" style:family="table-cell" style:parent-style-name="Millares" style:data-style-name="N47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87" style:family="table-cell" style:parent-style-name="Millares" style:data-style-name="N47">
      <style:table-cell-properties fo:border="thin solid #000000"/>
      <style:text-properties fo:color="#000000" style:font-name="Liberation Sans1" style:font-name-asian="Liberation Sans1" style:font-name-complex="Liberation Sans1" fo:font-style="italic" style:font-style-asian="italic" style:font-style-complex="italic"/>
    </style:style>
    <style:style style:name="ce88" style:family="table-cell" style:parent-style-name="Millares" style:data-style-name="N47">
      <style:table-cell-properties fo:border="thin solid #000000" style:vertical-align="automatic" fo:background-color="transparent"/>
      <style:text-properties fo:color="#000000" style:font-name="Liberation Sans1" style:font-name-asian="Liberation Sans1" style:font-name-complex="Liberation Sans1" fo:font-style="italic" style:font-style-asian="italic" style:font-style-complex="italic"/>
    </style:style>
    <style:style style:name="ce89" style:family="table-cell" style:parent-style-name="Millares" style:data-style-name="N47">
      <style:table-cell-properties fo:border-top="thin solid #000000" fo:border-bottom="none" fo:border-left="thin solid #000000" fo:border-right="thin solid #000000"/>
      <style:text-properties fo:color="#000000" style:font-name="Liberation Sans1" style:font-name-asian="Liberation Sans1" style:font-name-complex="Liberation Sans1"/>
    </style:style>
    <style:style style:name="ce90" style:family="table-cell" style:parent-style-name="Millares" style:data-style-name="N47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7.46125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301875cm" style:use-optimal-column-width="true"/>
    </style:style>
    <style:style style:name="co17" style:family="table-column">
      <style:table-column-properties fo:break-before="auto" style:column-width="2.56645833333333cm" style:use-optimal-column-width="true"/>
    </style:style>
    <style:style style:name="co18" style:family="table-column">
      <style:table-column-properties fo:break-before="auto" style:column-width="2.51354166666667cm" style:use-optimal-column-width="true"/>
    </style:style>
    <style:style style:name="co19" style:family="table-column">
      <style:table-column-properties fo:break-before="auto" style:column-width="2.01083333333333cm" style:use-optimal-column-width="true"/>
    </style:style>
    <style:style style:name="co20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09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2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901" table:number-columns-spanned="2" table:number-rows-spanned="1" table:style-name="ce63">
            <text:p>69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2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4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2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65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2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6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2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8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70">
            <text:p>Cuenta</text:p>
          </table:table-cell>
          <table:table-cell office:value-type="string" table:number-columns-spanned="1" table:number-rows-spanned="2" table:style-name="ce70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1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70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2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3"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1010101001</text:p>
          </table:table-cell>
          <table:table-cell office:value-type="string" table:style-name="ce19">
            <text:p>CAPITAL SOCIAL</text:p>
          </table:table-cell>
          <table:table-cell table:style-name="ce20"/>
          <table:table-cell office:value-type="float" office:value="1608300" table:style-name="ce21">
            <text:p>1.608.30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608300" table:formula="of:=[.D10]-[.E10]+[.F10]" table:style-name="ce21">
            <text:p>1.608.300</text:p>
          </table:table-cell>
          <table:table-cell office:value-type="string" table:style-name="ce18">
            <text:p>301010101001</text:p>
          </table:table-cell>
          <table:table-cell office:value-type="string" table:style-name="ce19">
            <text:p>CAPITAL SOCIAL</text:p>
          </table:table-cell>
          <table:table-cell office:value-type="float" office:value="1608300" table:style-name="ce23">
            <text:p>1.608.300</text:p>
          </table:table-cell>
          <table:table-cell office:value-type="float" office:value="0" table:formula="of:=+[.G10]-[.J10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4010101001</text:p>
          </table:table-cell>
          <table:table-cell office:value-type="string" table:style-name="ce19">
            <text:p>RESERVA LEGAL</text:p>
          </table:table-cell>
          <table:table-cell table:style-name="ce25"/>
          <table:table-cell office:value-type="float" office:value="713799.1" table:style-name="ce22">
            <text:p>713.79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713799.1" table:formula="of:=[.D11]-[.E11]+[.F11]" table:style-name="ce21">
            <text:p>713.799</text:p>
          </table:table-cell>
          <table:table-cell office:value-type="string" table:style-name="ce18">
            <text:p>304010101001</text:p>
          </table:table-cell>
          <table:table-cell office:value-type="string" table:style-name="ce19">
            <text:p>RESERVA LEGAL</text:p>
          </table:table-cell>
          <table:table-cell office:value-type="float" office:value="619400.47" table:style-name="ce22">
            <text:p>619.400</text:p>
          </table:table-cell>
          <table:table-cell office:value-type="float" office:value="94398.63" table:formula="of:=+[.G11]-[.J11]" table:style-name="ce24">
            <text:p>94.39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4020101001</text:p>
          </table:table-cell>
          <table:table-cell office:value-type="string" table:style-name="ce19">
            <text:p>RESERVA FACULTATIVA Y ESTATUTARIA</text:p>
          </table:table-cell>
          <table:table-cell table:style-name="ce25"/>
          <table:table-cell office:value-type="float" office:value="7000" table:style-name="ce22">
            <text:p>7.00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7000" table:formula="of:=[.D12]-[.E12]+[.F12]" table:style-name="ce21">
            <text:p>7.000</text:p>
          </table:table-cell>
          <table:table-cell office:value-type="string" table:style-name="ce18">
            <text:p>304020101001</text:p>
          </table:table-cell>
          <table:table-cell office:value-type="string" table:style-name="ce19">
            <text:p>RESERVA FACULTATIVA Y ESTATUTARIA</text:p>
          </table:table-cell>
          <table:table-cell office:value-type="float" office:value="6999.56" table:style-name="ce22">
            <text:p>7.000</text:p>
          </table:table-cell>
          <table:table-cell office:value-type="float" office:value="0.43999999999959982" table:formula="of:=+[.G12]-[.J12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20101001</text:p>
          </table:table-cell>
          <table:table-cell office:value-type="string" table:style-name="ce19">
            <text:p>SUPERAVIT POR REVALUACION DE PROPIEDAD PLANTA Y EQUIPO<text:s/></text:p>
          </table:table-cell>
          <table:table-cell table:style-name="ce25"/>
          <table:table-cell office:value-type="float" office:value="27786" table:style-name="ce22">
            <text:p>27.78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7786" table:formula="of:=[.D13]-[.E13]+[.F13]" table:style-name="ce21">
            <text:p>27.786</text:p>
          </table:table-cell>
          <table:table-cell office:value-type="string" table:style-name="ce18">
            <text:p>305020101001</text:p>
          </table:table-cell>
          <table:table-cell office:value-type="string" table:style-name="ce19">
            <text:p>SUPERAVIT POR REVALUACION DE PROPIEDAD PLANTA Y EQUIPO<text:s/></text:p>
          </table:table-cell>
          <table:table-cell office:value-type="float" office:value="27785.96" table:style-name="ce22">
            <text:p>27.786</text:p>
          </table:table-cell>
          <table:table-cell office:value-type="float" office:value="4.0000000000873115E-2" table:formula="of:=+[.G13]-[.J13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10101001</text:p>
          </table:table-cell>
          <table:table-cell office:value-type="string" table:style-name="ce19">
            <text:p>GANANCIA ACUMULADA DE PERIODOS ANTERIORES</text:p>
          </table:table-cell>
          <table:table-cell table:style-name="ce26"/>
          <table:table-cell office:value-type="float" office:value="6960152" table:style-name="ce21">
            <text:p>6.960.15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960152" table:formula="of:=[.D14]-[.E14]+[.F14]" table:style-name="ce21">
            <text:p>6.960.152</text:p>
          </table:table-cell>
          <table:table-cell office:value-type="string" table:style-name="ce18">
            <text:p>306010101001</text:p>
          </table:table-cell>
          <table:table-cell office:value-type="string" table:style-name="ce19">
            <text:p>GANANCIA ACUMULADA DE PERIODOS ANTERIORES</text:p>
          </table:table-cell>
          <table:table-cell office:value-type="float" office:value="6110564.0700000003" table:style-name="ce21">
            <text:p>6.110.564</text:p>
          </table:table-cell>
          <table:table-cell office:value-type="float" office:value="849587.9299999997" table:formula="of:=+[.G14]-[.J14]" table:style-name="ce24">
            <text:p>849.58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20101001</text:p>
          </table:table-cell>
          <table:table-cell office:value-type="string" table:style-name="ce19">
            <text:p>RESULTADOS ACUMULADOS PROVENIENTES DE LA ADOPCION POR PRIMERA VEZ</text:p>
          </table:table-cell>
          <table:table-cell table:style-name="ce26"/>
          <table:table-cell office:value-type="float" office:value="971339" table:style-name="ce21">
            <text:p>971.339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971339" table:formula="of:=[.D15]-[.E15]+[.F15]" table:style-name="ce21">
            <text:p>971.339</text:p>
          </table:table-cell>
          <table:table-cell office:value-type="string" table:style-name="ce18">
            <text:p>306020101001</text:p>
          </table:table-cell>
          <table:table-cell office:value-type="string" table:style-name="ce19">
            <text:p>RESULTADOS ACUMULADOS PROVENIENTES DE LA ADOPCION POR PRIMERA VEZ</text:p>
          </table:table-cell>
          <table:table-cell office:value-type="float" office:value="971338.87" table:style-name="ce21">
            <text:p>971.339</text:p>
          </table:table-cell>
          <table:table-cell office:value-type="float" office:value="0.13000000000465661" table:formula="of:=+[.G15]-[.J15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40101001</text:p>
          </table:table-cell>
          <table:table-cell office:value-type="string" table:style-name="ce19">
            <text:p>PERDIDAS Y GANANCIAS ACTUARIALES RECONOCIDAS ORI</text:p>
          </table:table-cell>
          <table:table-cell table:style-name="ce26"/>
          <table:table-cell office:value-type="float" office:value="64643" table:style-name="ce21">
            <text:p>64.643</text:p>
          </table:table-cell>
          <table:table-cell office:value-type="float" office:value="50813.87" table:style-name="ce21">
            <text:p>50.814</text:p>
          </table:table-cell>
          <table:table-cell office:value-type="float" office:value="86635.31" table:formula="of:=48272+38363.31" table:style-name="ce21">
            <text:p>86.635</text:p>
          </table:table-cell>
          <table:table-cell office:value-type="float" office:value="100464.44" table:formula="of:=[.D16]-[.E16]+[.F16]" table:style-name="ce21">
            <text:p>100.464</text:p>
          </table:table-cell>
          <table:table-cell office:value-type="string" table:style-name="ce18">
            <text:p>305040101001</text:p>
          </table:table-cell>
          <table:table-cell office:value-type="string" table:style-name="ce19">
            <text:p>PERDIDAS Y GANANCIAS ACTUARIALES RECONOCIDAS ORI</text:p>
          </table:table-cell>
          <table:table-cell office:value-type="float" office:value="64643.040000000001" table:style-name="ce21">
            <text:p>64.643</text:p>
          </table:table-cell>
          <table:table-cell office:value-type="float" office:value="35821.4" table:formula="of:=+[.G16]-[.J16]" table:style-name="ce24">
            <text:p>35.82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6010101003</text:p>
          </table:table-cell>
          <table:table-cell office:value-type="string" table:style-name="ce19">
            <text:p>CORRECCION DE RESULTADOS A</text:p>
          </table:table-cell>
          <table:table-cell table:style-name="ce26"/>
          <table:table-cell office:value-type="float" office:value="-284905" table:style-name="ce21">
            <text:p>(284.905)</text:p>
          </table:table-cell>
          <table:table-cell office:value-type="float" office:value="0" table:style-name="ce21">
            <text:p>0</text:p>
          </table:table-cell>
          <table:table-cell office:value-type="float" office:value="2172253.91" table:style-name="ce21">
            <text:p>2.172.254</text:p>
          </table:table-cell>
          <table:table-cell office:value-type="float" office:value="1887348.9100000001" table:formula="of:=[.D17]-[.E17]+[.F17]" table:style-name="ce21">
            <text:p>1.887.349</text:p>
          </table:table-cell>
          <table:table-cell office:value-type="string" table:style-name="ce18">
            <text:p>306010101003</text:p>
          </table:table-cell>
          <table:table-cell office:value-type="string" table:style-name="ce19">
            <text:p>CORRECCION DE RESULTADOS A</text:p>
          </table:table-cell>
          <table:table-cell office:value-type="float" office:value="-284904.99" table:style-name="ce21">
            <text:p>(284.905)</text:p>
          </table:table-cell>
          <table:table-cell office:value-type="float" office:value="2172253.9000000004" table:formula="of:=+[.G17]-[.J17]" table:style-name="ce24">
            <text:p>2.172.25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305040101002</text:p>
          </table:table-cell>
          <table:table-cell office:value-type="string" table:style-name="ce19">
            <text:p>GASTO POR IMPUESTO A LA GANANCIA DIFERIDO</text:p>
          </table:table-cell>
          <table:table-cell table:style-name="ce26"/>
          <table:table-cell office:value-type="float" office:value="18298" table:style-name="ce21">
            <text:p>18.29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8298" table:formula="of:=[.D18]-[.E18]+[.F18]" table:style-name="ce21">
            <text:p>18.298</text:p>
          </table:table-cell>
          <table:table-cell office:value-type="string" table:style-name="ce18">
            <text:p>305040101002</text:p>
          </table:table-cell>
          <table:table-cell office:value-type="string" table:style-name="ce19">
            <text:p>GASTO POR IMPUESTO A LA GANANCIA DIFERIDO</text:p>
          </table:table-cell>
          <table:table-cell office:value-type="float" office:value="18297.89" table:style-name="ce21">
            <text:p>18.298</text:p>
          </table:table-cell>
          <table:table-cell office:value-type="float" office:value="0.11000000000058208" table:formula="of:=+[.G18]-[.J18]" table:style-name="ce24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307010101001" table:style-name="ce18">
            <text:p>307010101001<text:s/></text:p>
          </table:table-cell>
          <table:table-cell office:value-type="string" table:style-name="ce19">
            <text:p>Utilidad del Ejercicio Economico Actual<text:s text:c="41"/>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334658.6499999999" table:style-name="ce27">
            <text:p>1.334.659</text:p>
          </table:table-cell>
          <table:table-cell office:value-type="float" office:value="1334658.6499999999" table:formula="of:=[.D19]-[.E19]+[.F19]" table:style-name="ce27">
            <text:p>1.334.659</text:p>
          </table:table-cell>
          <table:table-cell office:value-type="float" office:value="307010101001" table:style-name="ce18">
            <text:p>307010101001<text:s/></text:p>
          </table:table-cell>
          <table:table-cell office:value-type="string" table:style-name="ce19">
            <text:p>Utilidad del Ejercicio Economico Actual<text:s text:c="41"/></text:p>
          </table:table-cell>
          <table:table-cell office:value-type="float" office:value="1480916.99" table:style-name="ce21">
            <text:p>1.480.917</text:p>
          </table:table-cell>
          <table:table-cell office:value-type="float" office:value="-146258.34000000008" table:formula="of:=+[.G19]-[.J19]" table:style-name="ce24">
            <text:p>(146.2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8"/>
          <table:table-cell table:number-columns-repeated="2" table:style-name="ce26"/>
          <table:table-cell table:number-columns-repeated="4" table:style-name="ce21"/>
          <table:table-cell table:style-name="ce29"/>
          <table:table-cell table:style-name="ce30"/>
          <table:table-cell table:style-name="ce21"/>
          <table:table-cell table:style-name="ce31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2"/>
          <table:table-cell office:value-type="string" table:style-name="ce33">
            <text:p>Total</text:p>
          </table:table-cell>
          <table:table-cell table:style-name="ce33"/>
          <table:table-cell office:value-type="float" office:value="10086412.1" table:formula="of:=SUM([.D9:.D20])" table:style-name="ce34">
            <text:p>10.086.412</text:p>
          </table:table-cell>
          <table:table-cell office:value-type="float" office:value="50813.87" table:formula="of:=SUM([.E9:.E20])" table:style-name="ce34">
            <text:p>50.814</text:p>
          </table:table-cell>
          <table:table-cell office:value-type="float" office:value="3593547.87" table:formula="of:=SUM([.F9:.F20])" table:style-name="ce34">
            <text:p>3.593.548</text:p>
          </table:table-cell>
          <table:table-cell office:value-type="float" office:value="13629146.1" table:formula="of:=SUM([.G9:.G20])" table:style-name="ce34">
            <text:p>13.629.146</text:p>
          </table:table-cell>
          <table:table-cell table:number-columns-repeated="2" table:style-name="ce35"/>
          <table:table-cell office:value-type="float" office:value="10623341.859999999" table:formula="of:=SUM([.J9:.J20])" table:style-name="ce34">
            <text:p>10.623.342</text:p>
          </table:table-cell>
          <table:table-cell office:value-type="float" office:value="3005804.24" table:formula="of:=SUM([.K9:.K20])" table:style-name="ce36">
            <text:p>3.005.804</text:p>
          </table:table-cell>
          <table:table-cell table:number-columns-repeated="16373" table:style-name="ce37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">
            <text:p>wa</text:p>
          </table:table-cell>
          <table:table-cell table:number-columns-repeated="2" table:style-name="ce38"/>
          <table:table-cell office:value-type="string" table:style-name="ce39">
            <text:p>Saldo al</text:p>
          </table:table-cell>
          <table:table-cell office:value-type="string" table:style-name="ce40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1">
            <text:p>Nota a los estados financieros:</text:p>
          </table:table-cell>
          <table:table-cell table:style-name="ce41"/>
          <table:table-cell office:value-type="date" office:date-value="2021-12-31T00:00:00" table:style-name="ce42">
            <text:p>31/12/2021</text:p>
          </table:table-cell>
          <table:table-cell office:value-type="date" office:date-value="2020-12-31T00:00:00" table:style-name="ce43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4"/>
          <table:table-cell table:style-name="ce45"/>
          <table:table-cell table:style-name="ce46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7">
            <text:p>Capital Social</text:p>
          </table:table-cell>
          <table:table-cell table:style-name="ce48"/>
          <table:table-cell table:number-columns-repeated="2" table:style-name="ce49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Orbea Arellano Jose Xavier</text:p>
          </table:table-cell>
          <table:table-cell table:style-name="ce48"/>
          <table:table-cell office:value-type="float" office:value="643320" table:style-name="ce21">
            <text:p>643.320</text:p>
          </table:table-cell>
          <table:table-cell office:value-type="float" office:value="643320" table:style-name="ce21">
            <text:p>643.3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Orbea Arellano Raul David</text:p>
          </table:table-cell>
          <table:table-cell table:style-name="ce48"/>
          <table:table-cell office:value-type="float" office:value="643320" table:style-name="ce21">
            <text:p>643.320</text:p>
          </table:table-cell>
          <table:table-cell office:value-type="float" office:value="643320" table:style-name="ce21">
            <text:p>643.3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Orbea Vaca Jose Walter</text:p>
          </table:table-cell>
          <table:table-cell table:style-name="ce48"/>
          <table:table-cell office:value-type="float" office:value="321660" table:style-name="ce21">
            <text:p>321.660</text:p>
          </table:table-cell>
          <table:table-cell office:value-type="float" office:value="321660" table:style-name="ce21">
            <text:p>321.66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7">
            <text:p>Total</text:p>
          </table:table-cell>
          <table:table-cell table:style-name="ce48"/>
          <table:table-cell office:value-type="float" office:value="1608300" table:formula="of:=SUM([.D27:.D29])" table:style-name="ce51">
            <text:p>1.608.300</text:p>
          </table:table-cell>
          <table:table-cell office:value-type="float" office:value="1608300" table:formula="of:=SUM([.E27:.E29])" table:style-name="ce51">
            <text:p>1.608.3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8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7">
            <text:p>Reservas</text:p>
          </table:table-cell>
          <table:table-cell table:style-name="ce48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Reserva Legal</text:p>
          </table:table-cell>
          <table:table-cell table:style-name="ce48"/>
          <table:table-cell office:value-type="float" office:value="713799.1" table:formula="of:=[.G11]" table:style-name="ce21">
            <text:p>713.799</text:p>
          </table:table-cell>
          <table:table-cell office:value-type="float" office:value="619400.47" table:formula="of:=[.J11]" table:style-name="ce21">
            <text:p>619.4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Reserva Facultativa y estatuaria</text:p>
          </table:table-cell>
          <table:table-cell table:style-name="ce48"/>
          <table:table-cell office:value-type="float" office:value="7000" table:formula="of:=[.G12]" table:style-name="ce21">
            <text:p>7.000</text:p>
          </table:table-cell>
          <table:table-cell office:value-type="float" office:value="6999.56" table:formula="of:=[.J12]" table:style-name="ce21">
            <text:p>7.0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7">
            <text:p>Total</text:p>
          </table:table-cell>
          <table:table-cell table:style-name="ce48"/>
          <table:table-cell office:value-type="float" office:value="720799.1" table:formula="of:=SUM([.D33:.D34])" table:style-name="ce51">
            <text:p>720.799</text:p>
          </table:table-cell>
          <table:table-cell office:value-type="float" office:value="626400.03" table:formula="of:=SUM([.E33:.E34])" table:style-name="ce51">
            <text:p>626.4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8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7">
            <text:p>Resultados Acumulados</text:p>
          </table:table-cell>
          <table:table-cell table:style-name="ce48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Resultados Distribuibles</text:p>
          </table:table-cell>
          <table:table-cell table:style-name="ce48"/>
          <table:table-cell office:value-type="float" office:value="8313108.6500000004" table:formula="of:=[.G14]+[.G18]+[.G19]" table:style-name="ce21">
            <text:p>8.313.109</text:p>
          </table:table-cell>
          <table:table-cell office:value-type="float" office:value="7609778.9500000002" table:formula="of:=[.J14]+[.J18]+[.J19]" table:style-name="ce21">
            <text:p>7.609.77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Reserva según PCGA anteriores</text:p>
          </table:table-cell>
          <table:table-cell table:style-name="ce48"/>
          <table:table-cell office:value-type="float" office:value="27786" table:formula="of:=[.G13]" table:style-name="ce21">
            <text:p>27.786</text:p>
          </table:table-cell>
          <table:table-cell office:value-type="float" office:value="27785.96" table:formula="of:=[.J13]" table:style-name="ce21">
            <text:p>27.786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Adopción por primera vez de las NIIF</text:p>
          </table:table-cell>
          <table:table-cell table:style-name="ce48"/>
          <table:table-cell office:value-type="float" office:value="971339" table:formula="of:=[.G15]" table:style-name="ce21">
            <text:p>971.339</text:p>
          </table:table-cell>
          <table:table-cell office:value-type="float" office:value="971338.87" table:formula="of:=[.J15]" table:style-name="ce21">
            <text:p>971.339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ORI</text:p>
          </table:table-cell>
          <table:table-cell table:style-name="ce48"/>
          <table:table-cell office:value-type="float" office:value="100464.44" table:formula="of:=[.G16]" table:style-name="ce21">
            <text:p>100.464</text:p>
          </table:table-cell>
          <table:table-cell office:value-type="float" office:value="64643.040000000001" table:formula="of:=[.J16]" table:style-name="ce21">
            <text:p>64.64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Otros</text:p>
          </table:table-cell>
          <table:table-cell table:style-name="ce48"/>
          <table:table-cell office:value-type="float" office:value="1887348.9100000001" table:formula="of:=[.G17]" table:style-name="ce21">
            <text:p>1.887.349</text:p>
          </table:table-cell>
          <table:table-cell office:value-type="float" office:value="-284904.99" table:formula="of:=[.J17]" table:style-name="ce21">
            <text:p>(284.905)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7">
            <text:p>Total</text:p>
          </table:table-cell>
          <table:table-cell table:style-name="ce48"/>
          <table:table-cell office:value-type="float" office:value="11300047" table:formula="of:=SUM([.D38:.D42])" table:style-name="ce51">
            <text:p>11.300.047</text:p>
          </table:table-cell>
          <table:table-cell office:value-type="float" office:value="8388641.8299999982" table:formula="of:=SUM([.E38:.E42])" table:style-name="ce51">
            <text:p>8.388.64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8"/>
          <table:table-cell table:number-columns-repeated="2" table:style-name="ce21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8"/>
          <table:table-cell table:number-columns-repeated="2" table:style-name="ce52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3">
            <text:p>Total</text:p>
          </table:table-cell>
          <table:table-cell table:style-name="ce54"/>
          <table:table-cell office:value-type="float" office:value="13629146.1" table:formula="of:=[.D30]+[.D35]+[.D43]" table:style-name="ce34">
            <text:p>13.629.146</text:p>
          </table:table-cell>
          <table:table-cell office:value-type="float" office:value="10623341.859999999" table:formula="of:=[.E30]+[.E35]+[.E43]" table:style-name="ce34">
            <text:p>10.623.342</text:p>
          </table:table-cell>
          <table:table-cell table:number-columns-repeated="1019" table:style-name="ce5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5">
            <text:p>Fuente:</text:p>
          </table:table-cell>
          <table:table-cell table:number-columns-repeated="9" table:style-name="ce56"/>
          <table:table-cell table:style-name="ce57"/>
          <table:table-cell table:number-columns-repeated="16373"/>
        </table:table-row>
        <table:table-row table:style-name="ro2">
          <table:table-cell office:value-type="string" table:style-name="ce58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59"/>
          <table:table-cell table:number-columns-repeated="16373"/>
        </table:table-row>
        <table:table-row table:style-name="ro2">
          <table:table-cell office:value-type="string" table:style-name="ce58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59"/>
          <table:table-cell table:number-columns-repeated="16373"/>
        </table:table-row>
        <table:table-row table:style-name="ro2">
          <table:table-cell table:style-name="ce58"/>
          <table:table-cell table:number-columns-repeated="9" table:style-name="ce5"/>
          <table:table-cell table:style-name="ce59"/>
          <table:table-cell table:number-columns-repeated="16373"/>
        </table:table-row>
        <table:table-row table:style-name="ro2">
          <table:table-cell office:value-type="string" table:style-name="ce60">
            <text:p>Trabajo realizado:</text:p>
          </table:table-cell>
          <table:table-cell table:number-columns-repeated="9" table:style-name="ce5"/>
          <table:table-cell table:style-name="ce59"/>
          <table:table-cell table:number-columns-repeated="16373"/>
        </table:table-row>
        <table:table-row table:style-name="ro2">
          <table:table-cell table:style-name="ce58"/>
          <table:table-cell office:value-type="string" table:style-name="ce61">
            <text:p>Estados financieros revisados a fecha de corte del 30 de septiembre del 2021</text:p>
          </table:table-cell>
          <table:table-cell table:number-columns-repeated="8" table:style-name="ce5"/>
          <table:table-cell table:style-name="ce59"/>
          <table:table-cell table:number-columns-repeated="16373"/>
        </table:table-row>
        <table:table-row table:style-name="ro2">
          <table:table-cell table:style-name="ce58"/>
          <table:table-cell office:value-type="string" table:style-name="ce61">
            <text:p>Revisión de los movimientos a fecha de corte del 31 de diciembre del 2021</text:p>
          </table:table-cell>
          <table:table-cell table:number-columns-repeated="8" table:style-name="ce5"/>
          <table:table-cell table:style-name="ce59"/>
          <table:table-cell table:number-columns-repeated="16373"/>
        </table:table-row>
        <table:table-row table:style-name="ro2">
          <table:table-cell table:style-name="ce58"/>
          <table:table-cell table:number-columns-repeated="9" table:style-name="ce5"/>
          <table:table-cell table:style-name="ce59"/>
          <table:table-cell table:number-columns-repeated="16373"/>
        </table:table-row>
        <table:table-row table:style-name="ro2">
          <table:table-cell office:value-type="string" table:style-name="ce60">
            <text:p>Conclusiones:</text:p>
          </table:table-cell>
          <table:table-cell table:number-columns-repeated="9" table:style-name="ce5"/>
          <table:table-cell table:style-name="ce59"/>
          <table:table-cell table:number-columns-repeated="16373"/>
        </table:table-row>
        <table:table-row table:number-rows-repeated="3" table:style-name="ro2">
          <table:table-cell table:number-columns-repeated="10" table:style-name="ce5"/>
          <table:table-cell table:style-name="ce59"/>
          <table:table-cell table:number-columns-repeated="16373"/>
        </table:table-row>
        <table:table-row table:number-rows-repeated="1048517" table:style-name="ro5">
          <table:table-cell table:number-columns-repeated="16384"/>
        </table:table-row>
      </table:table>
      <table:table table:name="Movimiento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0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/>
          <table:table-cell office:value-type="string" table:style-name="ce73">
            <text:p>GRAFIMPAC S.A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4">
            <text:p>AUDITORIA DEL PATRIMONI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4">
            <text:p>Al 31 de diciembre del 2021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6">
          <table:table-cell/>
          <table:table-cell office:value-type="string" table:style-name="ce75">
            <text:p>Concepto</text:p>
          </table:table-cell>
          <table:table-cell office:value-type="string" table:style-name="ce76">
            <text:p>Capital social</text:p>
          </table:table-cell>
          <table:table-cell office:value-type="string" table:style-name="ce76">
            <text:p>Reserva legal</text:p>
          </table:table-cell>
          <table:table-cell office:value-type="string" table:style-name="ce76">
            <text:p>Reseva facultativa</text:p>
          </table:table-cell>
          <table:table-cell office:value-type="string" table:style-name="ce76">
            <text:p>Utilidades acumuladas</text:p>
          </table:table-cell>
          <table:table-cell office:value-type="string" table:style-name="ce76">
            <text:p>Superávit x revalorizacion</text:p>
          </table:table-cell>
          <table:table-cell office:value-type="string" table:style-name="ce76">
            <text:p>Resultado x adopcion NIIF</text:p>
          </table:table-cell>
          <table:table-cell office:value-type="string" table:style-name="ce76">
            <text:p>ORI</text:p>
          </table:table-cell>
          <table:table-cell office:value-type="string" table:style-name="ce75">
            <text:p>Total</text:p>
          </table:table-cell>
          <table:table-cell table:number-columns-repeated="16374" table:style-name="ce1"/>
        </table:table-row>
        <table:table-row table:style-name="ro2">
          <table:table-cell/>
          <table:table-cell table:number-columns-repeated="9" table:style-name="ce77"/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7">
            <text:p>Saldos al 1 de enero de 2019</text:p>
          </table:table-cell>
          <table:table-cell office:value-type="float" office:value="3661400" table:style-name="ce78">
            <text:p>3.661.400</text:p>
          </table:table-cell>
          <table:table-cell table:style-name="ce77"/>
          <table:table-cell office:value-type="float" office:value="406800" table:style-name="ce78">
            <text:p>406.800</text:p>
          </table:table-cell>
          <table:table-cell table:style-name="ce77"/>
          <table:table-cell office:value-type="float" office:value="0" table:style-name="ce77">
            <text:p>0</text:p>
          </table:table-cell>
          <table:table-cell table:style-name="ce77"/>
          <table:table-cell office:value-type="float" office:value="-4926504" table:style-name="ce78">
            <text:p>-4.926.504</text:p>
          </table:table-cell>
          <table:table-cell office:value-type="float" office:value="-858304" table:style-name="ce78">
            <text:p>-858.304</text:p>
          </table:table-cell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2" table:visibility="collapse">
          <table:table-cell/>
          <table:table-cell table:number-columns-repeated="9" table:style-name="ce77"/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7">
            <text:p>Utilidad neta</text:p>
          </table:table-cell>
          <table:table-cell table:number-columns-repeated="6" table:style-name="ce77"/>
          <table:table-cell office:value-type="float" office:value="1404435" table:style-name="ce78">
            <text:p>1.404.435</text:p>
          </table:table-cell>
          <table:table-cell office:value-type="float" office:value="1404435" table:style-name="ce78">
            <text:p>1.404.435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7">
            <text:p>Ajuste en activos diferidos</text:p>
          </table:table-cell>
          <table:table-cell table:number-columns-repeated="6" table:style-name="ce77"/>
          <table:table-cell office:value-type="float" office:value="-78647" table:style-name="ce78">
            <text:p>-78.647</text:p>
          </table:table-cell>
          <table:table-cell office:value-type="float" office:value="-78647" table:style-name="ce78">
            <text:p>-78.647</text:p>
          </table:table-cell>
          <table:table-cell table:number-columns-repeated="16374" table:style-name="ce1"/>
        </table:table-row>
        <table:table-row table:style-name="ro2" table:visibility="collapse">
          <table:table-cell/>
          <table:table-cell office:value-type="string" table:style-name="ce77">
            <text:p>Ajuste en activos fijos</text:p>
          </table:table-cell>
          <table:table-cell table:number-columns-repeated="6" table:style-name="ce77"/>
          <table:table-cell office:value-type="float" office:value="-72643" table:style-name="ce78">
            <text:p>-72.643</text:p>
          </table:table-cell>
          <table:table-cell office:value-type="float" office:value="-72643" table:style-name="ce78">
            <text:p>-72.643</text:p>
          </table:table-cell>
          <table:table-cell table:number-columns-repeated="16374" table:style-name="ce1"/>
        </table:table-row>
        <table:table-row table:style-name="ro2">
          <table:table-cell table:style-name="ce79"/>
          <table:table-cell office:value-type="string" table:style-name="ce80">
            <text:p>Saldos al 31 de diciembre de 2019</text:p>
          </table:table-cell>
          <table:table-cell office:value-type="float" office:value="1608300" table:style-name="ce83">
            <text:p><text:s/>1.608.300<text:s/></text:p>
          </table:table-cell>
          <table:table-cell office:value-type="float" office:value="521901" table:style-name="ce84">
            <text:p><text:s/>521.901<text:s/></text:p>
          </table:table-cell>
          <table:table-cell office:value-type="float" office:value="6999" table:style-name="ce84">
            <text:p><text:s/>6.999<text:s/></text:p>
          </table:table-cell>
          <table:table-cell office:value-type="float" office:value="5952768" table:formula="of:=6237673-284905" table:style-name="ce84">
            <text:p><text:s/>5.952.768<text:s/></text:p>
          </table:table-cell>
          <table:table-cell office:value-type="float" office:value="27786" table:style-name="ce84">
            <text:p><text:s/>27.786<text:s/></text:p>
          </table:table-cell>
          <table:table-cell office:value-type="float" office:value="971339" table:style-name="ce84">
            <text:p><text:s/>971.339<text:s/></text:p>
          </table:table-cell>
          <table:table-cell office:value-type="float" office:value="8287" table:style-name="ce84">
            <text:p><text:s/>8.287<text:s/></text:p>
          </table:table-cell>
          <table:table-cell office:value-type="float" office:value="9097380" table:formula="of:=SUM([.C12:.I12])" table:style-name="ce83">
            <text:p><text:s/>9.097.380<text:s/></text:p>
          </table:table-cell>
          <table:table-cell table:number-columns-repeated="16374" table:style-name="ce79"/>
        </table:table-row>
        <table:table-row table:style-name="ro2">
          <table:table-cell/>
          <table:table-cell table:style-name="ce77"/>
          <table:table-cell table:style-name="ce85"/>
          <table:table-cell table:number-columns-repeated="6" table:style-name="ce86"/>
          <table:table-cell office:value-type="float" office:value="0" table:formula="of:=SUM([.C13:.I13])" table:style-name="ce85">
            <text:p><text:s/>-<text:s text:c="3"/>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7">
            <text:p>Resultado integral</text:p>
          </table:table-cell>
          <table:table-cell table:style-name="ce85"/>
          <table:table-cell table:number-columns-repeated="2" table:style-name="ce86"/>
          <table:table-cell office:value-type="float" office:value="938364" table:style-name="ce86">
            <text:p><text:s/>938.364<text:s/></text:p>
          </table:table-cell>
          <table:table-cell table:number-columns-repeated="3" table:style-name="ce86"/>
          <table:table-cell office:value-type="float" office:value="938364" table:formula="of:=SUM([.C14:.I14])" table:style-name="ce85">
            <text:p><text:s/>938.364<text:s/>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7">
            <text:p>Ganancia actuarial ORI</text:p>
          </table:table-cell>
          <table:table-cell table:style-name="ce85"/>
          <table:table-cell table:number-columns-repeated="6" table:style-name="ce86"/>
          <table:table-cell office:value-type="float" office:value="0" table:formula="of:=SUM([.C15:.I15])" table:style-name="ce85">
            <text:p><text:s/>-<text:s text:c="3"/>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7">
            <text:p>Apropiacion de reserva</text:p>
          </table:table-cell>
          <table:table-cell table:style-name="ce85"/>
          <table:table-cell office:value-type="float" office:value="97500" table:formula="of:=619401-521901" table:style-name="ce86">
            <text:p><text:s/>97.500<text:s/></text:p>
          </table:table-cell>
          <table:table-cell table:style-name="ce86"/>
          <table:table-cell office:value-type="float" office:value="-97500" table:style-name="ce86">
            <text:p><text:s/>-97.500<text:s/></text:p>
          </table:table-cell>
          <table:table-cell table:number-columns-repeated="2" table:style-name="ce86"/>
          <table:table-cell office:value-type="float" office:value="56356" table:formula="of:=64643-8287" table:style-name="ce86">
            <text:p><text:s/>56.356<text:s/></text:p>
          </table:table-cell>
          <table:table-cell office:value-type="float" office:value="56356" table:formula="of:=SUM([.C16:.I16])" table:style-name="ce85">
            <text:p><text:s/>56.356<text:s/>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77">
            <text:p>Otros</text:p>
          </table:table-cell>
          <table:table-cell table:style-name="ce85"/>
          <table:table-cell table:number-columns-repeated="2" table:style-name="ce86"/>
          <table:table-cell office:value-type="float" office:value="-22532" table:style-name="ce86">
            <text:p><text:s/>-22.532<text:s/></text:p>
          </table:table-cell>
          <table:table-cell table:number-columns-repeated="3" table:style-name="ce86"/>
          <table:table-cell office:value-type="float" office:value="-22532" table:formula="of:=SUM([.C17:.I17])" table:style-name="ce85">
            <text:p><text:s/>-22.532<text:s/></text:p>
          </table:table-cell>
          <table:table-cell table:number-columns-repeated="16374"/>
        </table:table-row>
        <table:table-row table:style-name="ro2">
          <table:table-cell/>
          <table:table-cell table:style-name="ce77"/>
          <table:table-cell table:style-name="ce85"/>
          <table:table-cell table:number-columns-repeated="6" table:style-name="ce86"/>
          <table:table-cell table:style-name="ce85"/>
          <table:table-cell table:number-columns-repeated="16374"/>
        </table:table-row>
        <table:table-row table:style-name="ro2">
          <table:table-cell table:style-name="ce79"/>
          <table:table-cell office:value-type="string" table:style-name="ce81">
            <text:p>Saldos al 31 de diciembre de 2020</text:p>
          </table:table-cell>
          <table:table-cell office:value-type="float" office:value="1608300" table:formula="of:=SUM([.C12:.C17])" table:style-name="ce87">
            <text:p><text:s/>1.608.300<text:s/></text:p>
          </table:table-cell>
          <table:table-cell office:value-type="float" office:value="619401" table:formula="of:=SUM([.D12:.D17])" table:style-name="ce88">
            <text:p><text:s/>619.401<text:s/></text:p>
          </table:table-cell>
          <table:table-cell office:value-type="float" office:value="6999" table:formula="of:=SUM([.E12:.E17])" table:style-name="ce88">
            <text:p><text:s/>6.999<text:s/></text:p>
          </table:table-cell>
          <table:table-cell office:value-type="float" office:value="6771100" table:formula="of:=SUM([.F12:.F17])" table:style-name="ce88">
            <text:p><text:s/>6.771.100<text:s/></text:p>
          </table:table-cell>
          <table:table-cell office:value-type="float" office:value="27786" table:formula="of:=SUM([.G12:.G17])" table:style-name="ce88">
            <text:p><text:s/>27.786<text:s/></text:p>
          </table:table-cell>
          <table:table-cell office:value-type="float" office:value="971339" table:formula="of:=SUM([.H12:.H17])" table:style-name="ce88">
            <text:p><text:s/>971.339<text:s/></text:p>
          </table:table-cell>
          <table:table-cell office:value-type="float" office:value="64643" table:formula="of:=SUM([.I12:.I17])" table:style-name="ce88">
            <text:p><text:s/>64.643<text:s/></text:p>
          </table:table-cell>
          <table:table-cell office:value-type="float" office:value="10069568" table:formula="of:=SUM([.J12:.J17])" table:style-name="ce87">
            <text:p><text:s/>10.069.568<text:s/></text:p>
          </table:table-cell>
          <table:table-cell table:number-columns-repeated="16374" table:style-name="ce79"/>
        </table:table-row>
        <table:table-row table:style-name="ro2">
          <table:table-cell/>
          <table:table-cell table:style-name="ce77"/>
          <table:table-cell table:number-columns-repeated="8" table:style-name="ce89"/>
          <table:table-cell table:number-columns-repeated="16374"/>
        </table:table-row>
        <table:table-row table:style-name="ro2">
          <table:table-cell/>
          <table:table-cell office:value-type="string" table:style-name="ce77">
            <text:p>Correccion de errores de anios anteriores</text:p>
          </table:table-cell>
          <table:table-cell table:number-columns-repeated="3" table:style-name="ce85"/>
          <table:table-cell office:value-type="float" office:value="2172254" table:style-name="ce85">
            <text:p><text:s/>2.172.254<text:s/></text:p>
          </table:table-cell>
          <table:table-cell table:number-columns-repeated="3" table:style-name="ce85"/>
          <table:table-cell office:value-type="float" office:value="2172254" table:formula="of:=SUM([.C21:.I21])" table:style-name="ce85">
            <text:p><text:s/>2.172.254<text:s/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77">
            <text:p>Resultado integral</text:p>
          </table:table-cell>
          <table:table-cell table:style-name="ce85"/>
          <table:table-cell table:number-columns-repeated="2" table:style-name="ce86"/>
          <table:table-cell office:value-type="float" office:value="1154148" table:style-name="ce86">
            <text:p><text:s/>1.154.148<text:s/></text:p>
          </table:table-cell>
          <table:table-cell table:number-columns-repeated="3" table:style-name="ce85"/>
          <table:table-cell office:value-type="float" office:value="1154148" table:formula="of:=SUM([.C22:.I22])" table:style-name="ce85">
            <text:p><text:s/>1.154.148<text:s/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77">
            <text:p>Otros resultados integrales</text:p>
          </table:table-cell>
          <table:table-cell table:style-name="ce85"/>
          <table:table-cell table:number-columns-repeated="3" table:style-name="ce86"/>
          <table:table-cell table:number-columns-repeated="2" table:style-name="ce85"/>
          <table:table-cell office:value-type="float" office:value="-2541" table:formula="of:=-64643+62102" table:style-name="ce85">
            <text:p><text:s/>-2.541<text:s/></text:p>
          </table:table-cell>
          <table:table-cell office:value-type="float" office:value="-2541" table:formula="of:=SUM([.C23:.I23])" table:style-name="ce85">
            <text:p><text:s/>-2.541<text:s/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77">
            <text:p>Apropiacion de reserva</text:p>
          </table:table-cell>
          <table:table-cell table:style-name="ce85"/>
          <table:table-cell office:value-type="float" office:value="94398" table:style-name="ce86">
            <text:p><text:s/>94.398<text:s/></text:p>
          </table:table-cell>
          <table:table-cell table:style-name="ce86"/>
          <table:table-cell office:value-type="float" office:value="-94398" table:style-name="ce86">
            <text:p><text:s/>-94.398<text:s/></text:p>
          </table:table-cell>
          <table:table-cell table:number-columns-repeated="3" table:style-name="ce85"/>
          <table:table-cell office:value-type="float" office:value="0" table:formula="of:=SUM([.C24:.I24])" table:style-name="ce85">
            <text:p><text:s/>-<text:s text:c="3"/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77">
            <text:p>Otros</text:p>
          </table:table-cell>
          <table:table-cell table:number-columns-repeated="3" table:style-name="ce85"/>
          <table:table-cell office:value-type="float" office:value="72489" table:style-name="ce90">
            <text:p><text:s/>72.489<text:s/></text:p>
          </table:table-cell>
          <table:table-cell table:number-columns-repeated="3" table:style-name="ce85"/>
          <table:table-cell office:value-type="float" office:value="72489" table:formula="of:=SUM([.C25:.I25])" table:style-name="ce85">
            <text:p><text:s/>72.489<text:s/></text:p>
          </table:table-cell>
          <table:table-cell table:number-columns-repeated="16374"/>
        </table:table-row>
        <table:table-row table:style-name="ro2">
          <table:table-cell/>
          <table:table-cell table:style-name="ce77"/>
          <table:table-cell table:number-columns-repeated="8" table:style-name="ce85"/>
          <table:table-cell table:number-columns-repeated="16374"/>
        </table:table-row>
        <table:table-row table:style-name="ro2">
          <table:table-cell table:style-name="ce79"/>
          <table:table-cell office:value-type="string" table:style-name="ce81">
            <text:p>Saldos al 31 de diciembre de 2021</text:p>
          </table:table-cell>
          <table:table-cell office:value-type="float" office:value="1608300" table:formula="of:=SUM([.C19:.C25])" table:style-name="ce87">
            <text:p><text:s/>1.608.300<text:s/></text:p>
          </table:table-cell>
          <table:table-cell office:value-type="float" office:value="713799" table:formula="of:=SUM([.D19:.D25])" table:style-name="ce88">
            <text:p><text:s/>713.799<text:s/></text:p>
          </table:table-cell>
          <table:table-cell office:value-type="float" office:value="6999" table:formula="of:=SUM([.E19:.E25])" table:style-name="ce88">
            <text:p><text:s/>6.999<text:s/></text:p>
          </table:table-cell>
          <table:table-cell office:value-type="float" office:value="10075593" table:formula="of:=SUM([.F19:.F25])" table:style-name="ce88">
            <text:p><text:s/>10.075.593<text:s/></text:p>
          </table:table-cell>
          <table:table-cell office:value-type="float" office:value="27786" table:formula="of:=SUM([.G19:.G25])" table:style-name="ce88">
            <text:p><text:s/>27.786<text:s/></text:p>
          </table:table-cell>
          <table:table-cell office:value-type="float" office:value="971339" table:formula="of:=SUM([.H19:.H25])" table:style-name="ce88">
            <text:p><text:s/>971.339<text:s/></text:p>
          </table:table-cell>
          <table:table-cell office:value-type="float" office:value="62102" table:formula="of:=SUM([.I19:.I25])" table:style-name="ce88">
            <text:p><text:s/>62.102<text:s/></text:p>
          </table:table-cell>
          <table:table-cell office:value-type="float" office:value="13465918" table:formula="of:=SUM([.J19:.J25])" table:style-name="ce87">
            <text:p><text:s/>13.465.918<text:s/></text:p>
          </table:table-cell>
          <table:table-cell table:number-columns-repeated="16374" table:style-name="ce79"/>
        </table:table-row>
        <table:table-row table:style-name="ro2">
          <table:table-cell/>
          <table:table-cell table:number-columns-repeated="8" table:style-name="ce1"/>
          <table:table-cell table:style-name="ce82"/>
          <table:table-cell table:number-columns-repeated="16374"/>
        </table:table-row>
        <table:table-row table:style-name="ro5">
          <table:table-cell/>
          <table:table-cell office:value-type="string" table:style-name="ce1">
            <text:p>EXAMEN REALIZADO: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1">
            <text:p>Saldos <text:s/>iniciales de acuerdo con el informe de los auditores independientes del anio anterior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1">
            <text:p>El resultado integral del ejercicio se corresponde con el estado de resultados auditado en el presente anio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1">
            <text:p>La correccion de errores de anios anteriores por US$2.1 millones corresponde a baja de saldos por pagar, antiguos, y que ya no se cancelaran a<text:s/>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1">
            <text:p>proveedores. Este asunto se revela en nota a los estados financieros auditados.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Apropiacion a reserva legal de acuerdo con el acta de junta de Accionistas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Examinamos asientos contables de las transacciones y posteo en el mayor general.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table:style-name="ce1">
            <text:p>CONCLUSION: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En base al examen realizado concluimos que los saldos de las cuentas de patrimonio son razonables al 31 de diciembre del 2021</text:p>
          </table:table-cell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  <table:named-expressions>
          <table:named-range table:name="Print_Area" table:cell-range-address="Movimiento.$B$1:Movimiento.$J$38" table:base-cell-address="Movimiento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decimal-places="0" number:min-integer-digits="1" number:grouping="true"/>
    </number:number-style>
    <number:number-style style:name="N38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decimal-places="2" number:min-integer-digits="1"/>
      <number:text> %</number:text>
    </number:percentage-style>
    <number:date-style style:name="N41">
      <number:day number:style="long"/>
      <number:text>/</number:text>
      <number:month number:style="long"/>
      <number:text>/</number:text>
      <number:year/>
    </number:date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P1">
      <number:text>(</number:text>
      <number:number number:decimal-places="2" number:min-decimal-places="2" number:min-integer-digits="1" number:grouping="true"/>
      <number:text>)</number:text>
    </number:number-style>
    <number:number-style style:name="N42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4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7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5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9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ara Macias</meta:initial-creator>
    <dc:creator>Carlos Almeida</dc:creator>
    <meta:creation-date>2020-10-19T12:23:50Z</meta:creation-date>
    <dc:date>2022-05-25T18:36:53Z</dc:date>
    <meta:print-date>2022-05-25T18:36:48Z</meta:print-date>
    <meta:editing-cycles>16</meta:editing-cycles>
    <meta:editing-duration>PT6125S</meta:editing-duration>
  </office:meta>
</office:document-meta>
</file>